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1.631cm" loext:decorative="false"/>
      <style:paragraph-properties style:writing-mode="lr-tb"/>
    </style:style>
    <style:style style:name="gr2" style:family="graphic" style:parent-style-name="standard">
      <style:graphic-properties fo:min-height="12.5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_what_is_relax_and_recover" draw:style-name="dp1" draw:master-page-name="Standard" presentation:presentation-page-layout-name="AL1T0">
        <office:forms form:automatic-focus="false" form:apply-design-mode="false"/>
        <draw:frame draw:style-name="gr1" draw:layer="layout" svg:width="24.299cm" svg:height="1.881cm" svg:x="1.35cm" svg:y="0.336cm">
          <draw:text-box>
            <text:p>What is Relax and Recover ?</text:p>
          </draw:text-box>
        </draw:frame>
        <draw:frame draw:style-name="gr2" draw:layer="layout" svg:width="24.299cm" svg:height="12.848cm" svg:x="1.35cm" svg:y="2.755cm">
          <draw:text-box>
            <text:p>Tool that implements a DR workflow for Linux</text:p>
            <text:list text:style-name="L2">
              <text:list-item>
                <text:p>Which basically means ? </text:p>
              </text:list-item>
            </text:list>
            <text:list text:style-name="L3">
              <text:list-item>
                <text:list>
                  <text:list-item>
                    <text:p>Modular framework written in Bash </text:p>
                  </text:list-item>
                  <text:list-item>
                    <text:p>Easy to extend to own needs </text:p>
                  </text:list-item>
                  <text:list-item>
                    <text:p>Easy to deploy (set up and forget) </text:p>
                  </text:list-item>
                  <text:list-item>
                    <text:p>Integration for various Linux technologies </text:p>
                  </text:list-item>
                  <text:list-item>
                    <text:p>Integration with various back-up solutions </text:p>
                  </text:list-item>
                  <text:list-item>
                    <text:p>Attempts to make recovery as easy as possi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min-height="0.5cm" fo:wrap-option="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dmonitionframe" style:family="graphic"/>
    <style:style style:name="admonitionimage" style:family="graphic"/>
    <style:style style:name="frame" style:family="graphic">
      <style:graphic-properties fo:min-height="0.508cm"/>
    </style:style>
    <style:style style:name="graphics" style:family="graphic"/>
    <style:style style:name="imageblock" style:family="graphic"/>
    <style:style style:name="imageblock-center" style:family="graphic" style:parent-style-name="imageblock"/>
    <style:style style:name="imageblock-left" style:family="graphic" style:parent-style-name="imageblock"/>
    <style:style style:name="imageblock-right" style:family="graphic" style:parent-style-name="imageblock"/>
    <style:style style:name="sidebarblock" style:family="graphic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0cm" fo:page-height="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0.001cm" svg:height="0.001cm" svg:x="0cm" svg:y="0cm" presentation:class="title" presentation:placeholder="true">
        <draw:text-box/>
      </draw:frame>
      <draw:frame presentation:style-name="Standard-outline1" draw:layer="backgroundobjects" svg:width="0.001cm" svg:height="0.001cm" svg:x="0cm" svg:y="0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ar: Disaster Recovery and System Migration solution</dc:title>
    <dc:language>en</dc:language>
    <meta:initial-creator>Dag Wieërs &lt;dag@wieers.com&gt;</meta:initial-creator>
    <meta:generator>LibreOfficeDev/26.2.0.0.alpha1$Linux_X86_64 LibreOffice_project/f29abb3e10b30b507f58f1ffa6a395cd4335bb39</meta:generator>
    <dc:date>2025-11-28T17:14:24.504182058</dc:date>
    <meta:editing-duration>PT21S</meta:editing-duration>
    <meta:editing-cycles>1</meta:editing-cycles>
    <meta:document-statistic meta:object-count="22"/>
    <meta:user-defined meta:name="Author">Dag Wieërs</meta:user-defined>
    <meta:user-defined meta:name="Email">dag@wieers.com</meta:user-defined>
  </office:meta>
</office:document-meta>
</file>